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4.8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572cm" svg:height="1.778cm" svg:x="-0.016cm" svg:y="0.4cm">
            <text:p text:style-name="P1">Partitur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334cm" svg:height="1.778cm" svg:x="7.858cm" svg:y="0.4cm">
            <text:p text:style-name="P1">Rencana Gestur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334cm" svg:height="1.778cm" svg:x="16.494cm" svg:y="0.4cm">
            <text:p text:style-name="P1">Suara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4.556cm" svg:y1="1.416cm" svg:x2="7.858cm" svg:y2="1.416cm">
            <text:p/>
          </draw:line>
          <draw:line draw:style-name="gr3" draw:text-style-name="P2" draw:layer="layout" svg:x1="13.192cm" svg:y1="1.416cm" svg:x2="16.494cm" svg:y2="1.41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844cm" fo:page-height="2.4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4:16:15.382506406</meta:creation-date>
    <dc:date>2018-05-17T14:19:26.308742488</dc:date>
    <meta:editing-duration>PT3M11S</meta:editing-duration>
    <meta:editing-cycles>1</meta:editing-cycles>
    <meta:document-statistic meta:object-count="6"/>
    <meta:generator>LibreOffice/5.1.6.2$Linux_X86_64 LibreOffice_project/10m0$Build-2</meta:generator>
  </office:meta>
</office:document-meta>
</file>